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3710.174835069">
            <text:p>￥83,71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304">
            <text:p>118,30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8304">
            <text:p>￥118,3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304">
            <text:p>118304</text:p>
          </table:table-cell>
          <table:table-cell table:style-name="ce28"/>
          <table:table-cell table:style-name="ce34" table:formula="of:=SUM([.I3:.I6])" office:value-type="currency" office:currency="JPY" office:value="4185.2984797">
            <text:p>￥4,1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46399521" office:value-type="float" office:value="1.46399521">
            <text:p>1.46399521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0">
            <text:p>￥31,400</text:p>
          </table:table-cell>
          <table:table-cell table:style-name="ce19" table:formula="of:=[.D6]*[.G6]" office:value-type="currency" office:currency="JPY" office:value="83705.969594">
            <text:p>￥83,70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66579521">
            <text:p>2.66579521</text:p>
          </table:table-cell>
          <table:table-cell table:style-name="ce32" table:formula="of:=[.G6]*[.H$7]" office:value-type="float" office:value="0.1332897605">
            <text:p>0.1333</text:p>
          </table:table-cell>
          <table:table-cell table:style-name="ce35" table:formula="of:=[.H6]*[.D6]" office:value-type="currency" office:currency="JPY" office:value="4185.2984797">
            <text:p>￥4,185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927.5437087672">
            <text:p>￥20,92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1651.897418669">
            <text:p>￥81,6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3903">
            <text:p>113,9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3903">
            <text:p>￥113,9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3903">
            <text:p>113903</text:p>
          </table:table-cell>
          <table:table-cell table:style-name="ce28"/>
          <table:table-cell table:style-name="ce34" table:formula="of:=SUM([.I3:.I6])" office:value-type="currency" office:currency="JPY" office:value="4082.38460888">
            <text:p>￥4,08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681585">
            <text:p>1.55681585</text:p>
          </table:table-cell>
          <table:table-cell table:style-name="ce11" office:value-type="float" office:value="1.0388">
            <text:p>1.0388</text:p>
          </table:table-cell>
          <table:table-cell table:style-name="ce16" office:value-type="currency" office:currency="JPY" office:value="31456">
            <text:p>￥31,456</text:p>
          </table:table-cell>
          <table:table-cell table:style-name="ce19" table:formula="of:=[.D6]*[.G6]" office:value-type="currency" office:currency="JPY" office:value="81647.6921776">
            <text:p>￥81,6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9561585">
            <text:p>2.59561585</text:p>
          </table:table-cell>
          <table:table-cell table:style-name="ce32" table:formula="of:=[.G6]*[.H$7]" office:value-type="float" office:value="0.1297807925">
            <text:p>0.1298</text:p>
          </table:table-cell>
          <table:table-cell table:style-name="ce35" table:formula="of:=[.H6]*[.D6]" office:value-type="currency" office:currency="JPY" office:value="4082.38460888">
            <text:p>￥4,08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412.9743546672">
            <text:p>￥20,41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235.310234869">
            <text:p>￥89,23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9603">
            <text:p>109,6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9603">
            <text:p>￥109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9603">
            <text:p>109603</text:p>
          </table:table-cell>
          <table:table-cell table:style-name="ce28"/>
          <table:table-cell table:style-name="ce34" table:formula="of:=SUM([.I3:.I6])" office:value-type="currency" office:currency="JPY" office:value="4461.55524969">
            <text:p>￥4,46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3961781">
            <text:p>1.63961781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4980">
            <text:p>￥34,980</text:p>
          </table:table-cell>
          <table:table-cell table:style-name="ce19" table:formula="of:=[.D6]*[.G6]" office:value-type="currency" office:currency="JPY" office:value="89231.1049938">
            <text:p>￥89,23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5091781">
            <text:p>2.55091781</text:p>
          </table:table-cell>
          <table:table-cell table:style-name="ce32" table:formula="of:=[.G6]*[.H$7]" office:value-type="float" office:value="0.1275458905">
            <text:p>0.1275</text:p>
          </table:table-cell>
          <table:table-cell table:style-name="ce35" table:formula="of:=[.H6]*[.D6]" office:value-type="currency" office:currency="JPY" office:value="4461.55524969">
            <text:p>￥4,461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308.8275587172">
            <text:p>￥22,30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703.663196869">
            <text:p>￥89,7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4961">
            <text:p>104,9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4961">
            <text:p>￥104,9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4961">
            <text:p>104961</text:p>
          </table:table-cell>
          <table:table-cell table:style-name="ce28"/>
          <table:table-cell table:style-name="ce34" table:formula="of:=SUM([.I3:.I6])" office:value-type="currency" office:currency="JPY" office:value="4484.97289779">
            <text:p>￥4,4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9392156">
            <text:p>1.59392156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805">
            <text:p>￥35,805</text:p>
          </table:table-cell>
          <table:table-cell table:style-name="ce19" table:formula="of:=[.D6]*[.G6]" office:value-type="currency" office:currency="JPY" office:value="89699.4579558">
            <text:p>￥89,69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0522156">
            <text:p>2.50522156</text:p>
          </table:table-cell>
          <table:table-cell table:style-name="ce32" table:formula="of:=[.G6]*[.H$7]" office:value-type="float" office:value="0.125261078">
            <text:p>0.1253</text:p>
          </table:table-cell>
          <table:table-cell table:style-name="ce35" table:formula="of:=[.H6]*[.D6]" office:value-type="currency" office:currency="JPY" office:value="4484.97289779">
            <text:p>￥4,485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425.9157992172">
            <text:p>￥22,42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2018/08/15</text:date>, <text:time>23:07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15T23:07:23</dc:date>
    <dc:creator>鈴木 豊樹</dc:creator>
    <meta:editing-duration>PT4H47M48S</meta:editing-duration>
    <meta:editing-cycles>48</meta:editing-cycles>
    <meta:generator>OpenOffice/4.1.5$Unix OpenOffice.org_project/415m1$Build-9789</meta:generator>
    <meta:document-statistic meta:table-count="41" meta:cell-count="2748" meta:object-count="0"/>
  </office:meta>
</office:document-meta>
</file>